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5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7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2" style:family="table-cell" style:parent-style-name="Default" style:data-style-name="N37">
      <style:table-cell-properties fo:background-color="#ffff00" fo:wrap-option="wrap"/>
    </style:style>
    <style:style style:name="ce83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85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6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7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5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7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790H34M37.703051S" calcext:value-type="time">
            <text:p>790:34</text:p>
          </table:table-cell>
          <table:table-cell table:style-name="ce67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/>
          <table:table-cell table:formula="of:=IF([.C157]-[.B157] &gt; 0; [.C157]-[.B15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7]-[.F157] &gt; 0; [.G157]-[.F157]; 0)" office:value-type="time" office:time-value="PT00H00M00S" calcext:value-type="time">
            <text:p>00:00</text:p>
          </table:table-cell>
          <table:table-cell table:formula="of:=[.D157]+[.H157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Precondition/cellar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158]-[.B158] &gt; 0; [.C158]-[.B15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8]-[.F158] &gt; 0; [.G158]-[.F158]; 0)" office:value-type="time" office:time-value="PT00H00M00S" calcext:value-type="time">
            <text:p>00:00</text:p>
          </table:table-cell>
          <table:table-cell table:formula="of:=[.D158]+[.H15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59]-[.B159] &gt; 0; [.C159]-[.B15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59]-[.F159] &gt; 0; [.G159]-[.F159]; 0)" office:value-type="time" office:time-value="PT00H00M00S" calcext:value-type="time">
            <text:p>00:00</text:p>
          </table:table-cell>
          <table:table-cell table:formula="of:=[.D159]+[.H15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60]-[.B160] &gt; 0; [.C160]-[.B16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0]-[.F160] &gt; 0; [.G160]-[.F160]; 0)" office:value-type="time" office:time-value="PT00H00M00S" calcext:value-type="time">
            <text:p>00:00</text:p>
          </table:table-cell>
          <table:table-cell table:formula="of:=[.D160]+[.H16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61]-[.B161] &gt; 0; [.C161]-[.B16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1]-[.F161] &gt; 0; [.G161]-[.F161]; 0)" office:value-type="time" office:time-value="PT00H00M00S" calcext:value-type="time">
            <text:p>00:00</text:p>
          </table:table-cell>
          <table:table-cell table:style-name="ce18" table:formula="of:=[.D161]+[.H16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5"/>
        <table:table-column table:style-name="co11" table:default-cell-style-name="ce67"/>
        <table:table-row table:style-name="ro1">
          <table:table-cell table:style-name="ce81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82" office:value-type="date" office:date-value="2021-12-22" calcext:value-type="date">
            <text:p>12/22/21</text:p>
          </table:table-cell>
          <table:table-cell table:style-name="ce85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82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82" office:value-type="date" office:date-value="2022-03-04" calcext:value-type="date">
            <text:p>03/04/22</text:p>
          </table:table-cell>
          <table:table-cell table:style-name="ce86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82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83" office:value-type="date" office:date-value="2022-05-25" calcext:value-type="date">
            <text:p>05/25/22</text:p>
          </table:table-cell>
          <table:table-cell table:style-name="ce83" office:value-type="string" calcext:value-type="string">
            <text:p>L ER</text:p>
          </table:table-cell>
        </table:table-row>
        <table:table-row table:style-name="ro1" table:number-rows-repeated="8">
          <table:table-cell table:style-name="ce82"/>
          <table:table-cell table:style-name="ce68"/>
        </table:table-row>
        <table:table-row table:style-name="ro1" table:number-rows-repeated="5">
          <table:table-cell table:style-name="ce83"/>
          <table:table-cell table:style-name="ce87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16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07:58:46.46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6-13T08:23:13.182000000</dc:date>
    <dc:creator>Benjamin Laws</dc:creator>
    <meta:editing-duration>P34DT4H41M36S</meta:editing-duration>
    <meta:editing-cycles>911</meta:editing-cycles>
    <meta:generator>LibreOffice/7.2.6.2$Windows_X86_64 LibreOffice_project/b0ec3a565991f7569a5a7f5d24fed7f52653d754</meta:generator>
    <meta:document-statistic meta:table-count="2" meta:cell-count="1151" meta:object-count="0"/>
  </office:meta>
</office:document-meta>
</file>